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6.266cm" fo:min-width="8.44cm"/>
    </style:style>
    <style:style style:name="gr2" style:family="graphic" style:parent-style-name="standard">
      <style:graphic-properties svg:stroke-color="#000000" draw:fill-color="#ccffff" draw:textarea-horizontal-align="justify" draw:textarea-vertical-align="middle" draw:auto-grow-height="false" fo:min-height="1.505cm" fo:min-width="1.255cm"/>
    </style:style>
    <style:style style:name="gr3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4" style:family="graphic" style:parent-style-name="standard">
      <style:graphic-properties draw:stroke="none" svg:stroke-width="0.035cm" draw:stroke-linejoin="miter" draw:fill="solid" draw:fill-color="#000000"/>
    </style:style>
    <style:style style:name="gr5" style:family="graphic" style:parent-style-name="standard">
      <style:graphic-properties svg:stroke-color="#000000" draw:fill-color="#ccffff" draw:textarea-horizontal-align="justify" draw:textarea-vertical-align="middle" draw:auto-grow-height="false" fo:min-height="1.505cm" fo:min-width="1.253cm"/>
    </style:style>
    <style:style style:name="gr6" style:family="graphic" style:parent-style-name="standard">
      <style:graphic-properties svg:stroke-color="#000000" draw:fill-color="#ccffff" draw:textarea-horizontal-align="justify" draw:textarea-vertical-align="middle" draw:auto-grow-height="false" fo:min-height="1.505cm" fo:min-width="1.254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2.205cm" fo:min-width="5.25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ccffff"/>
      <style:paragraph-properties fo:text-align="center"/>
    </style:style>
    <style:style style:name="P3" style:family="paragraph">
      <loext:graphic-properties draw:fill="solid" draw:fill-color="#ffffff" draw:opacity="0%"/>
    </style:style>
    <style:style style:name="P4" style:family="paragraph">
      <loext:graphic-properties draw:fill="solid" draw:fill-color="#000000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 draw:fill-color="#ffffff"/>
      <style:text-properties fo:color="#ffffff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906cm" svg:height="17.482cm" svg:x="8.112cm" svg:y="1.6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943cm" svg:height="1.943cm" svg:x="11.996cm" svg:y="2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4§display§f^1§svg§600§TRUE§</svg:desc>
          <draw:polygon draw:style-name="gr3" draw:text-style-name="P3" draw:layer="layout" svg:width="0.748cm" svg:height="0.795cm" svg:x="12.581cm" svg:y="2.809cm" svg:viewBox="0 0 749 796" draw:points="375,796 0,796 0,0 749,0 749,796">
            <text:p/>
          </draw:polygon>
          <draw:path draw:style-name="gr4" draw:text-style-name="P4" draw:layer="layout" svg:width="0.376cm" svg:height="0.686cm" svg:x="12.622cm" svg:y="2.926cm" svg:viewBox="0 0 377 687" svg:d="M238 231h64c15 0 23 0 23-17 0-6-8-6-21-6h-62l17-88c2-15 13-69 17-77 7-15 19-26 37-26 2 0 21 0 36 13-34 4-41 30-41 41 0 17 13 25 28 25 19 0 41-15 41-45 0-34-34-51-64-51-26 0-75 13-97 88-4 17-6 23-25 120h-52c-15 0-23 0-23 12 0 11 6 11 21 11h49l-55 297c-15 73-28 142-67 142-2 0-21 0-36-13 34-2 43-30 43-41 0-17-15-28-30-28-20 0-41 17-41 47 0 33 34 52 64 52 41 0 73-45 86-73 23-49 41-139 43-145z">
            <text:p/>
          </draw:path>
          <draw:path draw:style-name="gr4" draw:text-style-name="P4" draw:layer="layout" svg:width="0.194cm" svg:height="0.35cm" svg:x="13.086cm" svg:y="2.798cm" svg:viewBox="0 0 195 351" svg:d="M120 15c0-15 0-15-15-15-34 34-84 34-105 34v19c13 0 47 0 77-14v269c0 17 0 24-53 24h-20v19c9 0 75-2 94-2 18 0 84 2 97 2v-19h-22c-53 0-53-7-53-24z">
            <text:p/>
          </draw:path>
        </draw:g>
        <draw:custom-shape draw:style-name="gr5" draw:text-style-name="P2" draw:layer="layout" svg:width="1.941cm" svg:height="1.943cm" svg:x="11.999cm" svg:y="4.7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4§display§f^1§svg§600§TRUE§</svg:desc>
          <draw:polygon draw:style-name="gr3" draw:text-style-name="P3" draw:layer="layout" svg:width="0.748cm" svg:height="0.795cm" svg:x="12.582cm" svg:y="5.257cm" svg:viewBox="0 0 749 796" draw:points="375,796 0,796 0,0 749,0 749,796">
            <text:p/>
          </draw:polygon>
          <draw:path draw:style-name="gr4" draw:text-style-name="P4" draw:layer="layout" svg:width="0.376cm" svg:height="0.686cm" svg:x="12.623cm" svg:y="5.375cm" svg:viewBox="0 0 377 687" svg:d="M238 231h64c15 0 23 0 23-17 0-6-8-6-21-6h-62l17-88c2-15 13-69 17-77 7-15 19-26 37-26 2 0 21 0 36 13-34 4-41 30-41 41 0 17 13 25 28 25 19 0 41-15 41-45 0-34-34-51-64-51-26 0-75 13-97 88-4 17-6 23-25 120h-52c-15 0-23 0-23 12 0 11 6 11 21 11h49l-55 297c-15 73-28 142-67 142-2 0-21 0-36-13 34-2 43-30 43-41 0-17-15-28-30-28-20 0-41 17-41 47 0 33 34 52 64 52 41 0 73-45 86-73 23-49 41-139 43-145z">
            <text:p/>
          </draw:path>
          <draw:path draw:style-name="gr4" draw:text-style-name="P4" draw:layer="layout" svg:width="0.194cm" svg:height="0.35cm" svg:x="13.088cm" svg:y="5.247cm" svg:viewBox="0 0 195 351" svg:d="M120 15c0-15 0-15-15-15-34 34-84 34-105 34v19c13 0 47 0 77-14v269c0 17 0 24-53 24h-20v19c9 0 75-2 94-2 18 0 84 2 97 2v-19h-22c-53 0-53-7-53-24z">
            <text:p/>
          </draw:path>
        </draw:g>
        <draw:custom-shape draw:style-name="gr6" draw:text-style-name="P2" draw:layer="layout" svg:width="1.942cm" svg:height="1.943cm" svg:x="12cm" svg:y="7.1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4§display§f^1§svg§600§TRUE§</svg:desc>
          <draw:polygon draw:style-name="gr3" draw:text-style-name="P3" draw:layer="layout" svg:width="0.748cm" svg:height="0.795cm" svg:x="12.584cm" svg:y="7.706cm" svg:viewBox="0 0 749 796" draw:points="375,796 0,796 0,0 749,0 749,796">
            <text:p/>
          </draw:polygon>
          <draw:path draw:style-name="gr4" draw:text-style-name="P4" draw:layer="layout" svg:width="0.376cm" svg:height="0.686cm" svg:x="12.625cm" svg:y="7.824cm" svg:viewBox="0 0 377 687" svg:d="M238 231h64c15 0 23 0 23-17 0-6-8-6-21-6h-62l17-88c2-15 13-69 17-77 7-15 19-26 37-26 2 0 21 0 36 13-34 4-41 30-41 41 0 17 13 25 28 25 19 0 41-15 41-45 0-34-34-51-64-51-26 0-75 13-97 88-4 17-6 23-25 120h-52c-15 0-23 0-23 12 0 11 6 11 21 11h49l-55 297c-15 73-28 142-67 142-2 0-21 0-36-13 34-2 43-30 43-41 0-17-15-28-30-28-20 0-41 17-41 47 0 33 34 52 64 52 41 0 73-45 86-73 23-49 41-139 43-145z">
            <text:p/>
          </draw:path>
          <draw:path draw:style-name="gr4" draw:text-style-name="P4" draw:layer="layout" svg:width="0.194cm" svg:height="0.35cm" svg:x="13.089cm" svg:y="7.695cm" svg:viewBox="0 0 195 351" svg:d="M120 15c0-15 0-15-15-15-34 34-84 34-105 34v19c13 0 47 0 77-14v269c0 17 0 24-53 24h-20v19c9 0 75-2 94-2 18 0 84 2 97 2v-19h-22c-53 0-53-7-53-24z">
            <text:p/>
          </draw:path>
        </draw:g>
        <draw:custom-shape draw:style-name="gr2" draw:text-style-name="P2" draw:layer="layout" svg:width="1.943cm" svg:height="1.943cm" svg:x="12.001cm" svg:y="16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4§display§f§svg§600§TRUE§</svg:desc>
          <draw:polygon draw:style-name="gr3" draw:text-style-name="P3" draw:layer="layout" svg:width="0.77cm" svg:height="1.143cm" svg:x="12.586cm" svg:y="17.046cm" svg:viewBox="0 0 771 1144" draw:points="385,1144 0,1144 0,0 771,0 771,1144">
            <text:p/>
          </draw:polygon>
          <draw:path draw:style-name="gr4" draw:text-style-name="P4" draw:layer="layout" svg:width="0.645cm" svg:height="1.176cm" svg:x="12.655cm" svg:y="17.028cm" svg:viewBox="0 0 646 1177" svg:d="M407 396h111c25 0 40 0 40-29 0-11-15-11-37-11h-106l29-151c4-25 22-117 30-132 11-25 33-44 62-44 4 0 37 0 62 22-58 8-69 52-69 70 0 29 22 44 47 44 33 0 70-26 70-77 0-59-59-88-110-88-44 0-129 22-165 150-8 30-11 41-44 206h-88c-26 0-41 0-41 22 0 18 11 18 37 18h84l-95 510c-26 125-48 242-114 242-4 0-37 0-62-22 58-4 73-51 73-70 0-29-26-47-51-47-33 0-70 29-70 80 0 55 59 88 110 88 70 0 125-77 147-124 40-85 70-239 73-250z">
            <text:p/>
          </draw:path>
        </draw:g>
        <draw:custom-shape draw:style-name="gr7" draw:text-style-name="P5" draw:layer="layout" svg:width="6.02cm" svg:height="2.719cm" svg:x="10.055cm" svg:y="13.1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6" draw:layer="layout" svg:width="5.104cm" svg:height="1.673cm" svg:x="10.525cm" svg:y="13.446cm">
          <draw:text-box>
            <text:p><text:span text:style-name="T1">S</text:span><text:span text:style-name="T1">a</text:span><text:span text:style-name="T1">m</text:span><text:span text:style-name="T1">p</text:span><text:span text:style-name="T1">l</text:span><text:span text:style-name="T1">e</text:span><text:span text:style-name="T1"> </text:span><text:span text:style-name="T1">d</text:span><text:span text:style-name="T1">i</text:span><text:span text:style-name="T1">f</text:span><text:span text:style-name="T1">f</text:span><text:span text:style-name="T1">e</text:span><text:span text:style-name="T1">r</text:span><text:span text:style-name="T1">e</text:span><text:span text:style-name="T1">n</text:span><text:span text:style-name="T1">t</text:span></text:p>
            <text:p><text:span text:style-name="T1">D</text:span><text:span text:style-name="T1">r</text:span><text:span text:style-name="T1">o</text:span><text:span text:style-name="T1">p</text:span><text:span text:style-name="T1">o</text:span><text:span text:style-name="T1">u</text:span><text:span text:style-name="T1">t </text:span><text:span text:style-name="T1">m</text:span><text:span text:style-name="T1">a</text:span><text:span text:style-name="T1">s</text:span><text:span text:style-name="T1">k</text:span><text:span text:style-name="T1">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3T17:43:49.591562809</meta:creation-date>
    <dc:date>2018-09-04T18:53:18.059124145</dc:date>
    <meta:editing-duration>P1DT5H53M45S</meta:editing-duration>
    <meta:editing-cycles>25</meta:editing-cycles>
    <meta:generator>LibreOffice/5.1.6.2$Linux_X86_64 LibreOffice_project/10m0$Build-2</meta:generator>
    <meta:document-statistic meta:object-count="22"/>
  </office:meta>
</office:document-meta>
</file>